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Arial" fo:font-size="14pt" officeooo:rsid="00184474" officeooo:paragraph-rsid="00184474" style:font-size-asian="12.25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4pt" officeooo:rsid="001a242a" officeooo:paragraph-rsid="001a242a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184474" officeooo:paragraph-rsid="0018447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officeooo:rsid="00184474" officeooo:paragraph-rsid="00184474" style:font-size-asian="12.25pt" style:font-size-complex="14pt"/>
    </style:style>
    <style:style style:name="T1" style:family="text">
      <style:text-properties officeooo:rsid="0019c1f8"/>
    </style:style>
    <style:style style:name="T2" style:family="text">
      <style:text-properties officeooo:rsid="001acffc"/>
    </style:style>
    <style:style style:name="T3" style:family="text">
      <style:text-properties officeooo:rsid="001b5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TP Intro.Archi</text:p>
      <text:p text:style-name="P4"/>
      <text:p text:style-name="P1"><text:span text:style-name="T1">I - </text:span>Le circuit d'addition-soustraction</text:p>
      <text:p text:style-name="P1"/>
      <text:p text:style-name="P2">Un circuit d’addition sur 1 bit consiste donc basiquement à renvoyer une retenue si les 2 bits de l’addition valent 1 mais si on veut appliquer cette retenue dans un bit postérieur a ceux <text:span text:style-name="T2">additionés, on a donc besoin d’un Cout (carry out correspond à la retenue) et d’un Cin (carry in </text:span><text:span text:style-name="T3">correspond à la retenue de l’addition antérieure</text:span><text:span text:style-name="T2">) </text:span><text:span text:style-name="T3">et le Cout se divise en 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0:09:18.336065950</meta:creation-date>
    <dc:date>2021-10-25T10:49:40.504011329</dc:date>
    <meta:editing-duration>PT9M1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3" meta:word-count="73" meta:character-count="424" meta:non-whitespace-character-count="353"/>
  </office:meta>
</office:document-meta>
</file>